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sSpliterator.trySpl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sSpliterator.tryAdvance( Consumer &lt; ? super MergedAnnotation &lt; A &gt; &gt;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rgedAnnotationFinder.updateLastResult( MergedAnnotation &lt; A &gt; candi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sCollector.doWithAnnotations( Object criteria , int aggregateIndex , @ Nullable Object source , Annotation [ ]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Finder.doWithAnnotations( Object type , int aggregateIndex , @ Nullable Object source , Annotation [ ] annot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MappedAnnotations.get( String annotationType , @ Nullable Predicate &lt; ? super MergedAnnotation &lt; A &gt;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edAnnotations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s.isPresent( Class &lt; A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Finder.finish( @ Nullable MergedAnnotation &lt; A &gt;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sSpliterator.estimateS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MappedAnnotations.stream( Class &lt; A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s.get( Class &lt; A &gt; annotationType , @ Nullable Predicate &lt; ? super MergedAnnotation &lt; A &gt; &gt;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Present.get( RepeatableContainers repeatableContainers , AnnotationFilter annotationFilter , boolean directOnl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MappedAnnotations.from( @ Nullable Object source , Annotation [ ] annotations , RepeatableContainers repeatableContainers , AnnotationFilter annotation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esCollector.finish( @ Nullable List &lt; Aggregate &gt; process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.getMappings( int annotatio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edAnnotations.spliterator( @ Nullable Object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edAnnotations.TypeMappedAnnotations( @ Nullable Object source , Annotation [ ] annotations , RepeatableContainers repeatableContainers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MappedAnnotations.from( AnnotatedElement element , SearchStrategy searchStrategy , Predicate &lt; Class &lt; ? &gt; &gt; searchEnclosingClass , RepeatableContainers repeatableContainers , AnnotationFilter annotation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s.spl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s.get( String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edAnnotations.stream( String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ggregatesCollector.addAggregateAnnotations( List &lt; Annotation &gt; aggregateAnnotations , Annotation [ ] annot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ypeMappedAnnotations.get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MappedAnnotations.TypeMappedAnnotations( AnnotatedElement element , SearchStrategy searchStrategy , Predicate &lt; Class &lt; ? &gt; &gt; searchEnclosingClass , RepeatableContainers repeatableContainers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ggregatesSpliterator.tryAdvance( Aggregate aggregate , Consumer &lt; ? super MergedAnnotation &lt; A &gt; &gt; ac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TypeMappedAnnotations.isMappingForType( AnnotationTypeMapping mapping , AnnotationFilter annotationFilter , @ Nullable Object required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MappedAnnotations.get( Class &lt; A &gt; annotationType , @ Nullable Predicate &lt; ? super MergedAnnotation &lt; A &gt; &gt; predicate , @ Nullable MergedAnnotationSelector &lt; A &gt; 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ggregatesCollector.getAggregateAnnotations( Annotation [ ]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.Aggregate( int aggregateIndex , @ Nullable Object source , List &lt; Annotation &gt;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MappedAnnotations.scan( C criteria , AnnotationsProcessor &lt; C , R &gt; process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ggregate.createMergedAnnotationIfPossible( int annotationIndex , int mappingIndex , IntrospectionFailure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MappedAnnotations.getAggrega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MappedAnnotations.get( String annotationType , @ Nullable Predicate &lt; ? super MergedAnnotation &lt; A &gt; &gt; predicate , @ Nullable MergedAnnotationSelector &lt; A &gt; 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MappedAnnotations.isDirectlyPresent( String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Present.IsPresent( RepeatableContainers repeatableContainers , AnnotationFilter annotationFilter , boolean direc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sCollector.createAggregate( int aggregateIndex , @ Nullable Object source , Annotation [ ]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dAnnotationFinder.process( Object type , int aggregateIndex , @ Nullable Object source , Annotation annot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ypeMappedAnnotations.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MappedAnnotations.isPresent( String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ggregatesSpliterator.character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Present.doWithAnnotations( Object requiredType , int aggregateIndex , @ Nullable Object source , Annotation [ ] annotation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ggregat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sSpliterator.AggregatesSpliterator( @ Nullable Object requiredType , List &lt; Aggregate &gt; aggreg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MappedAnnotations.isDirectlyPresent( Class &lt; A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AnnotationFinder.MergedAnnotationFinder( Object requiredType , @ Nullable Predicate &lt; ? super MergedAnnotation &lt; A &gt; &gt; predicate , @ Nullable MergedAnnotationSelector &lt; A &gt;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Finder.doWithAggregate( Object context , int aggregat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ggregatesSpliterator.getNextSuitableMapping( Aggregate aggregate , int annotation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ggregate.getMapping( int annotationIndex , int mapping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